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46c" officeooo:paragraph-rsid="001d246c"/>
    </style:style>
    <style:style style:name="P2" style:family="paragraph" style:parent-style-name="Standard">
      <style:text-properties officeooo:rsid="001d246c" officeooo:paragraph-rsid="001f4a68"/>
    </style:style>
    <style:style style:name="P3" style:family="paragraph" style:parent-style-name="Standard">
      <style:text-properties officeooo:rsid="001da46e" officeooo:paragraph-rsid="001da46e"/>
    </style:style>
    <style:style style:name="P4" style:family="paragraph" style:parent-style-name="Standard">
      <style:text-properties officeooo:rsid="001fb816" officeooo:paragraph-rsid="001fb816"/>
    </style:style>
    <style:style style:name="P5" style:family="paragraph" style:parent-style-name="Standard">
      <style:text-properties officeooo:rsid="0020886a" officeooo:paragraph-rsid="0020886a"/>
    </style:style>
    <style:style style:name="T1" style:family="text">
      <style:text-properties officeooo:rsid="001da46e"/>
    </style:style>
    <style:style style:name="T2" style:family="text">
      <style:text-properties officeooo:rsid="001f4a68"/>
    </style:style>
    <style:style style:name="T3" style:family="text">
      <style:text-properties officeooo:rsid="002088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лгоритм чистки картофеля. </text:p>
      <text:p text:style-name="P1"/>
      <text:p text:style-name="P1">1 Выбрать <text:s/>картофель.</text:p>
      <text:p text:style-name="P1">2 Взять нож</text:p>
      <text:p text:style-name="P1">3 Чистить картофель</text:p>
      <text:p text:style-name="P1">4 Положить картофель</text:p>
      <text:p text:style-name="P1"/>
      <text:p text:style-name="P1">Алгоритм жарки яиц</text:p>
      <text:p text:style-name="P1"/>
      <text:p text:style-name="P1">1 Зажечь газ плиту</text:p>
      <text:p text:style-name="P1">2 Поставить сковороду</text:p>
      <text:p text:style-name="P1"><text:span text:style-name="T2">3 Если сковорода нагрета</text:span></text:p>
      <text:p text:style-name="P2"><text:tab/>Налить масло</text:p>
      <text:p text:style-name="P2"><text:span text:style-name="T2"><text:s text:c="3"/>Иначе </text:span></text:p>
      <text:p text:style-name="P2"><text:tab/><text:span text:style-name="T2">Ждать</text:span> </text:p>
      <text:p text:style-name="P3">4 Взять одно яйцо</text:p>
      <text:p text:style-name="P1"><text:span text:style-name="T1">5</text:span> <text:span text:style-name="T1">Разбить яйцо</text:span></text:p>
      <text:p text:style-name="P3">6 Вылить в сковороду</text:p>
      <text:p text:style-name="P3">7 Взять второе яйцо</text:p>
      <text:p text:style-name="P3">8 Разбить яйцо</text:p>
      <text:p text:style-name="P3">9 Вылить в сковороду</text:p>
      <text:p text:style-name="P3">10 Взять соль</text:p>
      <text:p text:style-name="P3">11 Посыпать на яйца.</text:p>
      <text:p text:style-name="P3">12 Если яйца готовы </text:p>
      <text:p text:style-name="P3"><text:tab/>выключить газ</text:p>
      <text:p text:style-name="P3"><text:s text:c="3"/><text:span text:style-name="T2">Иначе </text:span></text:p>
      <text:p text:style-name="P3"><text:tab/><text:span text:style-name="T2">Ждать </text:span></text:p>
      <text:p text:style-name="P3"/>
      <text:p text:style-name="P4">Алгоритм звонка другу</text:p>
      <text:p text:style-name="P4"/>
      <text:p text:style-name="P4">1 Достать телефон из <text:span text:style-name="T3">кармана</text:span></text:p>
      <text:p text:style-name="P4">2 Разблокировать телефон</text:p>
      <text:p text:style-name="P4">3 Нажать кнопку контакты</text:p>
      <text:p text:style-name="P4">4 Набрать имя друга</text:p>
      <text:p text:style-name="P4">5 <text:span text:style-name="T3">Выделить имя друга</text:span></text:p>
      <text:p text:style-name="P5">6 Нажать кнопку вызова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8:46:43.459438526</meta:creation-date>
    <dc:date>2017-05-13T22:29:52.068208134</dc:date>
    <meta:editing-duration>PT14M45S</meta:editing-duration>
    <meta:editing-cycles>2</meta:editing-cycles>
    <meta:generator>LibreOffice/5.2.2.2$Linux_x86 LibreOffice_project/20m0$Build-2</meta:generator>
    <meta:document-statistic meta:table-count="0" meta:image-count="0" meta:object-count="0" meta:page-count="1" meta:paragraph-count="31" meta:word-count="97" meta:character-count="553" meta:non-whitespace-character-count="470"/>
  </office:meta>
</office:document-meta>
</file>